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233d" officeooo:paragraph-rsid="000f233d"/>
    </style:style>
    <style:style style:name="P2" style:family="paragraph" style:parent-style-name="Standard">
      <style:text-properties officeooo:rsid="000fd8cf" officeooo:paragraph-rsid="000fd8cf"/>
    </style:style>
    <style:style style:name="P3" style:family="paragraph" style:parent-style-name="Standard">
      <style:text-properties style:font-name="Courier" officeooo:rsid="001096e6" officeooo:paragraph-rsid="001096e6"/>
    </style:style>
    <style:style style:name="P4" style:family="paragraph" style:parent-style-name="Standard">
      <style:text-properties style:font-name="Courier" officeooo:rsid="00120fe0" officeooo:paragraph-rsid="00120fe0"/>
    </style:style>
    <style:style style:name="P5" style:family="paragraph" style:parent-style-name="Standard">
      <style:text-properties officeooo:rsid="001096e6" officeooo:paragraph-rsid="001096e6"/>
    </style:style>
    <style:style style:name="P6" style:family="paragraph" style:parent-style-name="Standard">
      <style:text-properties style:font-name="Liberation Serif" officeooo:rsid="001096e6" officeooo:paragraph-rsid="001096e6"/>
    </style:style>
    <style:style style:name="P7" style:family="paragraph" style:parent-style-name="Standard">
      <style:text-properties style:font-name="Liberation Serif" officeooo:rsid="00120fe0" officeooo:paragraph-rsid="00120fe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13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takt:</text:p>
      <text:p text:style-name="P1"><text:tab/><text:a xlink:type="simple" xlink:href="mailto:tomaszew@pjwstk.edu.pl" text:style-name="Internet_20_link" text:visited-style-name="Visited_20_Internet_20_Link">tomaszew@pjwstk.edu.pl</text:a></text:p>
      <text:p text:style-name="P1"><text:tab/>tag: [PPJ]</text:p>
      <text:p text:style-name="P1"/>
      <text:p text:style-name="P1">Wszystkie języki mają szczegółową składnię i semantykę, którą należy znać (no shit sherlock)</text:p>
      <text:p text:style-name="P1"/>
      <text:p text:style-name="P1">Malowanie schematów blokowych…</text:p>
      <text:p text:style-name="P1">Instalowanie eclipse…</text:p>
      <text:p text:style-name="P1">Pisanie podstawowego <text:a xlink:type="simple" xlink:href="../src/Main.java" text:style-name="Internet_20_link" text:visited-style-name="Visited_20_Internet_20_Link">kodu</text:a>…</text:p>
      <text:p text:style-name="P1"/>
      <text:p text:style-name="P1">Plik z kodem musi nazywać się tak samo jak <text:span text:style-name="T1">publiczna klasa</text:span> zdefiniowana w tym pliku.</text:p>
      <text:p text:style-name="P1"/>
      <text:p text:style-name="P2"/>
      <text:p text:style-name="P2">Zmienna typu char obsługuje dodawanie, jeżeli dodamy do liczby o indeksie <text:span text:style-name="T2">97 </text:span>(a) 1, uzyskamy liczbę o indeksie <text:span text:style-name="T2">98 </text:span>(b)</text:p>
      <text:p text:style-name="P2">Stąd </text:p>
      <text:p text:style-name="P2"/>
      <text:p text:style-name="P4">char znak=a;</text:p>
      <text:p text:style-name="P3">System.out.println(char)(znak+1);</text:p>
      <text:p text:style-name="P3"/>
      <text:p text:style-name="P5">Wydrukuje</text:p>
      <text:p text:style-name="P5"/>
      <text:p text:style-name="P3">b</text:p>
      <text:p text:style-name="P3"/>
      <text:p text:style-name="P6"/>
      <text:p text:style-name="P7">W przypadku zmiennej typu boolean, wykrzyknik (!) odwraca wartość zmiennej.</text:p>
      <text:p text:style-name="P7"/>
      <text:p text:style-name="P4">boolean bool=true;</text:p>
      <text:p text:style-name="P4">System.out.println(bool);</text:p>
      <text:p text:style-name="P4">System.out.println(!bool);</text:p>
      <text:p text:style-name="P4">System.out.println(!!bool;</text:p>
      <text:p text:style-name="P7"/>
      <text:p text:style-name="P7">Wydrukuje</text:p>
      <text:p text:style-name="P7"/>
      <text:p text:style-name="P4">true</text:p>
      <text:p text:style-name="P4">false</text:p>
      <text:p text:style-name="P4">true</text:p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fd8cf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20:27:09.719986416</meta:creation-date>
    <dc:date>2016-09-02T00:34:29.133258959</dc:date>
    <meta:editing-duration>PT18M1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3" meta:word-count="85" meta:character-count="664" meta:non-whitespace-character-count="599"/>
  </office:meta>
</office:document-meta>
</file>